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Constant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ConstantModule.getAttributeValues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ConstantModule.getAttribute( String name , Configuration modeConf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